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43" style:family="table-column">
      <style:table-column-properties fo:break-before="auto" style:column-width="5.4819in"/>
    </style:style>
    <style:style style:name="co40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0.7429in"/>
    </style:style>
    <style:style style:name="co41" style:family="table-column">
      <style:table-column-properties fo:break-before="auto" style:column-width="5.7398in"/>
    </style:style>
    <style:style style:name="co45" style:family="table-column">
      <style:table-column-properties fo:break-before="auto" style:column-width="1.4181in"/>
    </style:style>
    <style:style style:name="co46" style:family="table-column">
      <style:table-column-properties fo:break-before="auto" style:column-width="5.4283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5.2673in"/>
    </style:style>
    <style:style style:name="co26" style:family="table-column">
      <style:table-column-properties fo:break-before="auto" style:column-width="1.5898in"/>
    </style:style>
    <style:style style:name="co27" style:family="table-column">
      <style:table-column-properties fo:break-before="auto" style:column-width="5.0528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4.1953in"/>
    </style:style>
    <style:style style:name="co48" style:family="table-column">
      <style:table-column-properties fo:break-before="auto" style:column-width="1.4291in"/>
    </style:style>
    <style:style style:name="co50" style:family="table-column">
      <style:table-column-properties fo:break-before="auto" style:column-width="5.8465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30" style:family="table-column">
      <style:table-column-properties fo:break-before="auto" style:column-width="4.1417in"/>
    </style:style>
    <style:style style:name="co35" style:family="table-column">
      <style:table-column-properties fo:break-before="auto" style:column-width="0.55in"/>
    </style:style>
    <style:style style:name="co36" style:family="table-column">
      <style:table-column-properties fo:break-before="auto" style:column-width="1.611in"/>
    </style:style>
    <style:style style:name="co37" style:family="table-column">
      <style:table-column-properties fo:break-before="auto" style:column-width="5.9429in"/>
    </style:style>
    <style:style style:name="co38" style:family="table-column">
      <style:table-column-properties fo:break-before="auto" style:column-width="5.1709in"/>
    </style:style>
    <style:style style:name="co39" style:family="table-column">
      <style:table-column-properties fo:break-before="auto" style:column-width="1.5472in"/>
    </style:style>
    <style:style style:name="co44" style:family="table-column">
      <style:table-column-properties fo:break-before="auto" style:column-width="5.9in"/>
    </style:style>
    <style:style style:name="ro3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All" table:style-name="ta1">
        <table:table-column table:style-name="co35" table:default-cell-style-name="ce30"/>
        <table:table-column table:style-name="co10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37" table:default-cell-style-name="Default"/>
        <table:table-row table:style-name="ro3">
          <table:table-cell table:style-name="ce29" office:value-type="string" calcext:value-type="string">
            <text:p>Owned</text:p>
          </table:table-cell>
          <table:table-cell table:style-name="ce29" office:value-type="string" calcext:value-type="string">
            <text:p>Rarity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Race</text:p>
          </table:table-cell>
          <table:table-cell table:style-name="ce29" office:value-type="string" calcext:value-type="string">
            <text:p>Mana</text:p>
          </table:table-cell>
          <table:table-cell table:style-name="ce29" office:value-type="string" calcext:value-type="string">
            <text:p>Attack</text:p>
          </table:table-cell>
          <table:table-cell table:style-name="ce29" office:value-type="string" calcext:value-type="string">
            <text:p>Health</text:p>
          </table:table-cell>
          <table:table-cell table:style-name="ce29" office:value-type="string" calcext:value-type="string">
            <text:p>Effect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r. Bigglesworth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is Kel'Thuzad's kitty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Target Dummy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s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busive Serge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gry Chicken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rage: +5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gent Squir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loodsair Corsai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move 1 Durability from your opponent's weapo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lockwork Gnome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Add a Spare Part card to your hand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gmast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Elven Arche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oldshire Foot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rimscale Oracle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 other Murlocs have +1 Attack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ungry Crab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urloc and gain +2/+2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eper Gno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eal 2 damage to the enemy hero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ar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character is healed, gain +2 Attack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Raider</text:p>
          </table:table-cell>
          <table:table-cell office:value-type="string" calcext:value-type="string">
            <text:p>Murl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urloc Tidecall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Murloc is summoned, gain +1 attack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ecretkeep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Secret is played, gain +1/+1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eldbear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uthsea Deckhand</text:p>
          </table:table-cell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s Charge while you have a weapon equipped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netusk Boa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dertak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minion with Deathrattle, gain +1/+1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odoo Do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Restore 2 Health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orgen Infiltr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ng Dragonhawk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Young Priest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end of your turn, give another random friendly minion +1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Zombie Ch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Restore 5 Health to the enemy hero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cidic Swamp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your opponent's weap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mani Berser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3 Attack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Watc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't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noy-o-Tron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 Divine Shield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oodfen Rapto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oodmage Thaln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ll Damage +1, Deathrattle: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sail Raide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ain Attack equal to the attack of your weapo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uegill Warrio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ptain's Parrot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a random Pirate from your deck into your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razed Alchem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Swap the Attack and Health of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ire Wolf Alph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djacent minions have +1 Attack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oomsay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 the start of your turn, destroy ALL minions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Echoing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ummon an exact copy of this minion at the end of the turn.</text:p>
          </table:table-cell>
        </table:table-row>
        <table:table-row table:style-name="ro3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Sheep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thrattle: Deal 2 damage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aerie Dragon</text:p>
          </table:table-cell>
          <table:table-cell office:value-type="string" calcext:value-type="string">
            <text:p>Dra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Grun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ilblin Stal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unted Creepe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two 1/1 Spectral Spid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ronbeak Owl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nife Juggl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summon a minion, deal 1 damage to a random enemy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obold Geomanc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ot Hoard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raw a car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ewalker Ch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player casts a spell, put a copy into the other player's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Bo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randomly split between all other charact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Scient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athrattle: Put a Secret from your deck into the battlefield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Ad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2 Attack this turn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Wraith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LL minions cost (1) mor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ter Sword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give another random friendly minion +1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warp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Mechs cost (1) les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icro Machine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start of each turn, gain +1 Attack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llhouse Manastor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emy spells cost (0) next tur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Tidehunt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ummon a 1/1 Murloc Scout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at Pag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you have a 50% chance to draw an extr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erub'ar Weblo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minions with Battlecry cost (2) more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Nerubian Eg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Summon a 4/4 Nerubia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vice Engine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tlecry: Draw a car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Pint-Sized Summon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he first minion you play each turn costs (1) les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uddlestomper</text:p>
          </table:table-cell>
          <table:table-cell office:value-type="string" calcext:value-type="string">
            <text:p>Murlo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Recombobula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Transform a friendly minion into a random minion with the same Cost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iver Crocolisk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p's Can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Pirate, deal 2 damage to a random enemy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plinter Trog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r opponent casts a spell, gain +1 Attack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fury Protecto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Taun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stable Ghou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Deathrattle: Deal 1 damage to all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ild Pyroman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cast a spell, deal 1 damage to ALL minion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thful Brewma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colyte of P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this minion takes damage, draw a card.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larm-o-Bot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start of your turn, swap this minion with a random one in your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cane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Battlecry: Give your opponent a Mana Crystal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ig Game Hu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inion with an Attack of 7 or more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lood Knigh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All minions lose Divine Shield. Gain +3/+3 for each Shield lost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Oracle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Each player draws 2 caards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Seer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LL other Murlocs +2 Health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laran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ncing Swor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athrattle: Your opponent draws a card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athl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. Deathrattle: Your opponent puts a minion from their deck into the battlefield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emolisher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deal 2 damage to a random enemy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arthen Ring Farse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Restore 3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mperor Cobr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esheating Ghou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friendly minion dies, gain +1 Attack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ying Machine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nomeregan Infant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. Taunt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nomish Experiement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raw a card. If it's a minion, transform it into a Chicke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Goblin Sap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s +4 Attack while your opponent has 6 or more cards in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rvest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2/1 Damaged Golem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obgobl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play a 1-Attack minion, give it +2/+2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Illumin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you control a Secret at the end of your turn, restore 4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 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1 damage to this minion and summon a 1/1 Imp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Injured Blade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: Deal 4 damage to HIMSELF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orge Rifle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ur Grizzly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Jungle Panth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alth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Mukl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ive your opponent 2 Bananas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l' Exorc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Battlecry: Gain +1/+1 for each enemy Deathrattle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agma Rac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ind Control Tech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r opponent has 4 or more minions, take control of one at random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urloc Warleader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LL other Murlocs have +2/+1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Bru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Questing Adventur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ever you play a card, gain +1/+1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aging Worge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rage: Windfury and +1 Attack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id Lead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our other minions have +1 Attack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zorfen Hunter</text:p>
          </table:table-cell>
          <table:table-cell office:value-type="string" calcext:value-type="string">
            <text:p>(Beast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ummon a 1/1 Bo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rlet Crusa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hade of Naxxram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alth. At the start of your turn, gain +1/+1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ttered Sun-Cleric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friendly minion +1/+1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ilverback Patriarch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outhsea Captain</text:p>
          </table:table-cell>
          <table:table-cell office:value-type="string" calcext:value-type="string">
            <text:p>Pirat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our other Pirates have +1/+1.</text:p>
          </table:table-cell>
        </table:table-row>
        <table:table-row table:style-name="ro3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der Tank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kin Gargoy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restore this minion to full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auren Warr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Enrage: +3 Attack</text:p>
          </table:table-cell>
        </table:table-row>
        <table:table-row table:style-name="ro3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Thrallmar Farse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inkertown Technicia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 have a Mech, gain +1/+1 and add a Spare Part to your han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inkmaster Overspark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Transform another random minion into a 5/5 Devilsaur or a 1/1 Squirrel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olfri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cient Brewmas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djacent minions Spell Damage +1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cane Nullifier X-91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Can't be targeted by spells or Hero Powers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Baron Rivend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minions trigger their Deathrattles twic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urly Rockjaw Trog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r opponent casts a spell, gain +2 Attack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hillwind Yeti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ult 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one of your other minions dies,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Iron Dwar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fender of Argu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+1/+1 and Taunt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gonling Mechanic</text:p>
          </table:table-cell>
          <table:table-cell office:value-type="string" calcext:value-type="string">
            <text:p>(Mech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Summon a 2/1 Mechanical Dragonl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ead Corsair</text:p>
          </table:table-cell>
          <table:table-cell office:value-type="string" calcext:value-type="string">
            <text:p>Pir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aunt. Costs (1) less per Attack of your weapon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Enhance-o Mechano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other minions Windfury, Taunt, or Divine Shield (at random)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nomish Inven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raw a card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Jeeves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each player's turn, that player draws until they have 3 card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ezan Mystic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ake control of a random enemy Secre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st Tallstrider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anical Yeti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Give each player a Spare Part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i-Mag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Spell Damage +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ogu'shan Ward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asis Snapjaw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Magi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ld Murk Eye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, Has +1 Attack for each other Murloc on the battlefiel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iloted Shredd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random 2-Cost minio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en'jin Shieldma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moon Guardi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vine Shiel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llbreak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Kn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Twilight Drake</text:p>
          </table:table-cell>
          <table:table-cell office:value-type="string" calcext:value-type="string">
            <text:p>Drag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ain +1 Health for each card in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iolet Teac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cast a spell, summon a 1/1 Violet Apprentice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ailing Sou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ilence your other minion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bominati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. Deathrattle: Deal 2 damage to ALL charact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tique Heal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Restore 8 Health to your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zure Drake</text:p>
          </table:table-cell>
          <table:table-cell office:value-type="string" calcext:value-type="string">
            <text:p>Drag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ll Damage +1. Battlecry: Draw a car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ingtron 3000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Equip a random weapon for each player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omb Lobb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Deal 4 damage to a random enemy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oty Bay Bodyguar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ptain Greenskin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Give your weapon +1/+1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rkscale Heal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Restore 2 Health to all friendly characters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Elite Tauren Chieftain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both players the power to ROCK! (with a Power Chord card)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aceless Manipulato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Choose a minion and become an exact copy of it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l Reaver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enever your opponent plays a card, discard the top 3 cards of your de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en Creep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Feuge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If Stalagg also died this game, summon Thaddius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Warlo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Gain +1/+1 for each other friendly minion on the battlefield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urubashi Berserk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this minion takes damage, gain +3 Attack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arrison Jon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stroy your opponent's weapon and draw cards equal to its Durability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emet Nesingw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stroy a Beast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Junk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 friendly Mech dies, gain +2/+2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eeroy Jenkin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, Battlecry: Summon two 1/1 Whelps for your opponent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Loatheb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Enemy spells cost (5) more next turn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dder Bomb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al 6 damage randomly split between all other characters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miron's Head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if you have at least 3 Mechs, destroy them all and form V-07-TR-ON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ightbla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Deal 3 damage to the enemy hero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alty Dog</text:p>
          </table:table-cell>
          <table:table-cell office:value-type="string" calcext:value-type="string">
            <text:p>Pira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 Hand Knigh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Summon a 2/2 Squire.</text:p>
          </table:table-cell>
        </table:table-row>
        <table:table-row table:style-name="ro3">
          <table:table-cell office:value-type="string" calcext:value-type="string">
            <text:p>2n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ludge Bel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eathrattle: Summon a 1/2 Slime with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ctral Kn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teful Smi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rage: Your weapon has +2 Attack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Stalag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If Feugen also died this game, summon Thaddiu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tampeding Kod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 random enemy minion with 2 or less Attack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pike Command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2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ranglethorn Tig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nture Co. Mercen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r minions cost (3) more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hmag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gent Command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Divine Shield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ulderfist Ogre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irne Bloodhoo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a 4/5 Baine Bloodhoof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rost Element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Freeze a character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adgetzan Auctione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 cast a spell, draw a car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Gazlow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you cast a 1-mana spell, add a random Mech to your hand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elbin Mekkatorqu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Summon an AWESOME inventio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og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 the end of your turn, summon a 2/2 Gnoll with Taunt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Illidan Stormrage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play a card, summon a 2/1 Flame of Azzinot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Lord of the Arena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ogor the Og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minions have a 50% chance to attack the wrong enemy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loted Sky Golem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Summon a random 4-Cost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riestess of Elu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store 4 Health to your hero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eckless Rockete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walk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ivine Shield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ylvanas Windrunn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Take control of a random enemy minio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east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3/3 Finkle Einhorn for your opponent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lack Knigh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n enemy minion with taunt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oshle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 and Deathrattle: Add a Spare Part card to your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ndfury Harp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aron Gedd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LL other character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e Hound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r. Boo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Summon two 1/1 Boom Bots. WARNING: Bots may explode.</text:p>
          </table:table-cell>
        </table:table-row>
        <table:table-row table:style-name="ro3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Ravenholdt Assassi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Champ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our other minions have +1/+1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Troggzor the Earthinato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henever your opponent casts a spell, summon a Burly Rockjaw Trogg.</text:p>
          </table:table-cell>
        </table:table-row>
        <table:table-row table:style-name="ro3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r Gole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Foe Reaper 4000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o damages the minions next to whomever he attacks.</text:p>
          </table:table-cell>
        </table:table-row>
        <table:table-row table:style-name="ro3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orce-Tank MAX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ivine Shiel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ruu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t the end of each turn, gain +1/+1.</text:p>
          </table:table-cell>
        </table:table-row>
        <table:table-row table:style-name="ro3">
          <table:table-cell office:value-type="string" calcext:value-type="string">
            <text:p>1n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Kel'Thuz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 the end of each turn, summon all friendly minions that died this tur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Ragnaros the Firelord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Can't Attack. At the end of your turn, deal 8 damage to a random enemy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need's Old Shredder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random legendary minion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Alexstrasz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et a hero's remaining Health to 15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ygos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l Damage +5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ekgineer Thermaplugg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n enemy minion dies, summon a Leper Gnome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ozdormu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ayers only have 15 seconds to take their turns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ummon 1/1 Whelps until your side of the battlefield is full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Yser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 the end of your turn, draw a Dream card.</text:p>
          </table:table-cell>
        </table:table-row>
        <table:table-row table:style-name="ro3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eathwing</text:p>
          </table:table-cell>
          <table:table-cell office:value-type="string" calcext:value-type="string">
            <text:p>Drag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attlecry: Destroy all other minions and discard your han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ea Gia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minion on the battlefield.</text:p>
          </table:table-cell>
        </table:table-row>
        <table:table-row table:style-name="ro3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lockwork Giant</text:p>
          </table:table-cell>
          <table:table-cell office:value-type="string" calcext:value-type="string">
            <text:p>Me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card in your opponent's han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untain Gi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card in your han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lten Gi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damage your hero has taken.</text:p>
          </table:table-cell>
        </table:table-row>
        <table:table-row table:style-name="ro1" table:number-rows-repeated="10483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uid" table:style-name="ta1">
        <table:table-column table:style-name="co14" table:default-cell-style-name="ce24"/>
        <table:table-column table:style-name="co10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43" table:default-cell-style-name="Default"/>
        <table:table-row table:style-name="ro3">
          <table:table-cell table:style-name="ce23" office:value-type="string">
            <text:p>Owned</text:p>
          </table:table-cell>
          <table:table-cell table:style-name="ce23" office:value-type="string">
            <text:p>Ra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Race</text:p>
          </table:table-cell>
          <table:table-cell table:style-name="ce23" office:value-type="string">
            <text:p>Mana</text:p>
          </table:table-cell>
          <table:table-cell table:style-name="ce23" office:value-type="string">
            <text:p>Attack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Effec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nnervat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ain 2 Mana Crystals this turn only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oonfir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law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hero +2 Attack this turn and 2 Armor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aturaliz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minion. Your opponent draws 2 card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avager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damage equal to your hero's Attack to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odized Robo Cub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aunt. Choose One – +1 Attack; or +1 Health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ark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Taunt and +2/+2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wer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Give your minions +1/+1; or Summon a 3/2 Panther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ld Grow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ain an empty Mana Cryst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r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Deal 3 damage to a minion; or 1 damage and draw a car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rove Te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Give each player a Mana Crystal; or Each player draws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aling Touc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estore 8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ark of Natur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oose One – Give a minion +4 Attack; or +4 Health and Taun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vage Roa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your characters +2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it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hero +4 Attack this turn and 4 Armor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Keeper of the Grov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Deal 2 damage; or Silence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ison Seed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ll minions and summon 2/2 Treants to replace the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oul of the Fores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minions “Deathrattle: Summon a 2/2 Treant.”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wip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 to an enemy and 1 damage to all other minion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Claw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oose One – Charge; or +2 Health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Fang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If you have a Beast, transform this minion into a 7/7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Nouris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Gain 2 Mana Crystals; or Draw 3 card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tarfal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Deal 5 damage to a minion; or 2 damage to all enemy minion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ark Wispers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oose One – Summon 5 Wisps; or Give a minion +5/+5 and Taun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Force of Natu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ummon three 2/2 Treants with Charge that die at the end of the tur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ech-Bear-Cat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henever this minion takes damage, add a Spare Part card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Recycl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huffle an enemy minion into your opponent's de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arfi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5 damage. Draw a car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Ancient of Lore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Draw 2 cards; or Restore 5 Health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Ancient of Wa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+5 Attack; or +5 Health and 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alorne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huffle this minion into your de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bark Protector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Cenarius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hoose One – Give your other minions +2/+2; or Summon two 2/2 Treants with Taun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Tree of Life</text:p>
          </table:table-cell>
          <table:table-cell office:value-type="string">
            <text:p>SPELL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Restore all characters to full Health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nter" table:style-name="ta1">
        <table:table-column table:style-name="co14" table:default-cell-style-name="ce13"/>
        <table:table-column table:style-name="co10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1" table:default-cell-style-name="Default"/>
        <table:table-column table:style-name="co10" table:number-columns-repeated="1016" table:default-cell-style-name="Default"/>
        <table:table-row table:style-name="ro1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unter's Mark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ge a minion's Health to 1.</text:p>
          </table:table-cell>
          <table:table-cell table:style-name="ce18"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Sho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estial Wrat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imber Wolf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our other Beasts have +1 Attac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ebspinn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Add a random Beast to your han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all Pe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reezing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laivezooka</text:p>
          </table:table-cell>
          <table:table-cell office:value-type="string" calcext:value-type="string">
            <text:p>WEAP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direct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venging Hyen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nak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teamwheedle Snip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nimal Companio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a random Beast Companion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dly Sho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random enemy min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aglehorn Bow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ill Command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etaltooth Leap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leash the Hound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 each enemy minion, summon a 1/1 Hound with Charg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und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friendly Beasat +2/+2 and Taunt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lti-Sho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two random enemy minion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bra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 and 2 damage to adjacent on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ng of Beasts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ving Buzzard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Beast, draw a card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undra Rhin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Beasts have Charge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nnah Highmane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two 2/2 Hyenas.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4-Legendary</text:p>
          </table:table-cell>
          <table:table-cell table:style-name="ce15" office:value-type="string" calcext:value-type="string">
            <text:p>Gahz'rilla</text:p>
          </table:table-cell>
          <table:table-cell table:style-name="ce15" office:value-type="string" calcext:value-type="string">
            <text:p>Beas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5" office:value-type="string" calcext:value-type="string">
            <text:p>Whenever this minion takes damage, double its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ladiator's Longbow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hero is Immune while Attacking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Krush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uff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Leokk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14" table:default-cell-style-name="ce24"/>
        <table:table-column table:style-name="co10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46" table:default-cell-style-name="Default"/>
        <table:table-row table:style-name="ro3">
          <table:table-cell table:style-name="ce23" office:value-type="string">
            <text:p>Owned</text:p>
          </table:table-cell>
          <table:table-cell table:style-name="ce23" office:value-type="string">
            <text:p>Ra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Race</text:p>
          </table:table-cell>
          <table:table-cell table:style-name="ce23" office:value-type="string">
            <text:p>Mana</text:p>
          </table:table-cell>
          <table:table-cell table:style-name="ce23" office:value-type="string">
            <text:p>Attack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Effec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Missles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randomly split among enemy characters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Ice Lanc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reeze a character. If it was already Frozen, deal 4 damage instead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Mana Wyrm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1 Attack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rror Imag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ummon two 0/2 minions with Taun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Explos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 to all enemy minion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amecann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4 damage to a random enemy mini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nowchugger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Freeze andy character damaged by this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rcerer's Apprentic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our spells cost (1) les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Unstable Port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dd a random minion to your hand. It costs (3) les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Intellec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2 card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Counterspell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casts a spell, Counter i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plicat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friendly minion dies, put 2 copies of it into your han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Nova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reeze all enemy minion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 to a character and Freeze it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ce Barri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is attacked, gain 8 Armor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Ice Block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takes fatal damage, prevent it and become Immune this tur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Kirin Tor Mage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he next Secret you play this turn costs (0)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irror Entity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plays a minion, summon a copy of it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oot Spew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Spell Damage +1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Spellbend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n enemy casts a spell on a minion, summon a 1/3 as the new target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Vaporiz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minion attacks your hero, destroy i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e of Cold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ze a minion and the minions next to it, and then deal 1 damage to them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Echo of Mediv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each friendly minion into your han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Etheral Arcanis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f you control a Secret at the end of your turn, gain +2/+2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b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6 damage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Goblin Blastmage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If you have a Mech, deal 4 damage randomly split among all enemie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Polymorp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ransform a minion into a 1/1 Sheep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ter Elementa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reeze any character damaged by this mini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Wee Spellstoppe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djacent minions can't be targeted by spells or Hero Power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Blizzard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2 damage to all enemy minions and Freeze them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Archmage Antonida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Whenever you cast a spell, add a Fireball spell to your han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Flame Leviathan</text:p>
          </table:table-cell>
          <table:table-cell office:value-type="string">
            <text:p>Mech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When you draw this, deal 2 damage to all character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strike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al 4 damage to all enemy minion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Pyroblast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eal 10 damage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ladin" table:style-name="ta1">
        <table:table-column table:style-name="co14" table:default-cell-style-name="ce5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3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veng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Migh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essing of Wisdo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 minion. Whenever it attacks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ye for an Ey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nd of Protec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Divine Shiel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umidit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Light's Justice</text:p>
          </table:table-cell>
          <table:table-cell office:value-type="string">
            <text:p>WEAP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oble Sacrifi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an enemy attacks, summon a 2/1 defender as the new targe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demption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return it to life with 1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pentan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opponent plays a minion, reduce its Health to 1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Protecto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Give a friendly minion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Equalit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ange the Health of ALL minions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6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eal of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4 Health to your hero and gain +2 Attack this turn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hielded Minibot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ivine Shiel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ldor Peacekeep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Change an enemy minion's Attack to 1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hammer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 random friendly minion Divine Shield and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ivine Favo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cards until you have as many in hand as your opponen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uster for Battl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hree 1/1 Silver Hand Recruits. Equip a 1/4 Weapo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arlet Purifi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eal 2 damage to all minions with Deathrattle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word of Justic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you summon a minion, give it +1/+1 and this loses 1 Durabilit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King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a minion +4/+4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nsecrat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 damage to all enemies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mmer of Wrat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ruesilver Champion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your hero attacks, restore 2 Health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essed Champion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uble a minion's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Bolvar Fordragon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henever a friendly minion dies while this is in your hand, gain +1 Attack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Cobalt Guardian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henever you summon a Mech, gain Divine Sh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Holy Wrat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Quartermast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your Silver Hand Recruits +2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Avenging Wrat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8 damage randomly split among enemy charact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uardian of King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Restore 6 Health to your hero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Lay on Hands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tore 8 Health. Draw 3 cards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irion Fordring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vine Shield, Taunt, Deathrattle: Equip a 5/3 Ashbringer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iest" table:style-name="ta1">
        <table:table-column table:style-name="co14" table:default-cell-style-name="ce30"/>
        <table:table-column table:style-name="co10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38" table:default-cell-style-name="Default"/>
        <table:table-row table:style-name="ro1">
          <table:table-cell table:style-name="ce29" office:value-type="string" calcext:value-type="string">
            <text:p>Owned</text:p>
          </table:table-cell>
          <table:table-cell table:style-name="ce29" office:value-type="string" calcext:value-type="string">
            <text:p>Rarity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Race</text:p>
          </table:table-cell>
          <table:table-cell table:style-name="ce29" office:value-type="string" calcext:value-type="string">
            <text:p>Mana</text:p>
          </table:table-cell>
          <table:table-cell table:style-name="ce29" office:value-type="string" calcext:value-type="string">
            <text:p>Attack</text:p>
          </table:table-cell>
          <table:table-cell table:style-name="ce29" office:value-type="string" calcext:value-type="string">
            <text:p>Health</text:p>
          </table:table-cell>
          <table:table-cell table:style-name="ce29" office:value-type="string" calcext:value-type="string">
            <text:p>Ef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ircle of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4 Health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lence a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Smi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nner 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be equal to it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 of the Naaru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3 Health. If the target is still damaged, summon a Lightwarde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Vis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t a copy of a random card in your opponent's hand into your han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rthshire Cler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minion is healed, draw a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Power Word: Shiel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Health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bo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Deal 3 damage to each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ivine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 a minion'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el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restore 3 Health to a damaged friendly character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Blas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5 damage to the enemy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Pai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 with an Attack of 3 or les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box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character is healed, deal 1 damage to a random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rinkmei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minion -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Cultis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Give a random friendly minion +3 Healt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Deat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minion with an Attack of 5 or more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f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our Hero Power becomes 'Deal 2 damage'. If already in Shadowform: 3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houghtsteal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py 2 cards from your opponent's deck and put them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len's Chose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minion +2/+4 and Spell Damage +1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uchenai Soulprie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cards and powers that restore Health now deal damage inst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ightspa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minion's Attack is always equal to its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s Dispe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ilence all enemy minions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dgame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a random minion from your opponent's deck into the battlefiel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hadow Madnes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Gain control of an enemy minion with 3 or less Attack until end of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Holy Fir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. Restore 5 Health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Nova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ll enemies. Restore 2 Health to all friendly character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Upgraded Repair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a friendy Mech +4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Vol'ji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wap Health with another mini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bal Shadow Prie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Take control of an enemy minion that has 2 or less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Lightbomb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damage to each minion equal to its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emple Enforcer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Give a minion +3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Prophet Vele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Double the damage and healing of your spells and Hero Power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Control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ake control of an enemy minion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ogue" table:style-name="ta1">
        <table:table-column table:style-name="co14" table:default-cell-style-name="ce5"/>
        <table:table-column table:style-name="co10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7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he next spell you cast this turn costs (3) les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adowstep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turn a friendly minion to your hand. It costs (2) less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drenaline Rus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aw a card. Combo: Draw 2 cards instead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Attack. Combo: +4 Attack instea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cea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minions Stealth until your next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inister Strik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to the enemy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etray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orce an enemy minion to deal the damage to the minions next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efias Ringlea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bo: Summon a 2/1 Defias Band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. Combo: Deal 4 damage instea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atient Assass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lth. Destroy any minion damaged by this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master's Wrench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s +2 Attack while you have a Mec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Edwin VanCleef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o: Gain +2/+2 for each card played earlier this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ll enemy minions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Headcra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ron Sensei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 the end of your turn, give another friendly Mech +2/+2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ub'ar Ambush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aster of Disguise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at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n enemy minio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gre Ninja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tealth. 50% chance to attack the wrong enem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Kidnapp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anis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turn all minions to their owner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raw 4 card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aman" table:style-name="ta1">
        <table:table-column table:style-name="co14" table:default-cell-style-name="ce5"/>
        <table:table-column table:style-name="co1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2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ncestral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a minion to full Health and give it Taunt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otemic Migh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ive your Totems +2 Health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st Devi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indfury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lence a minion then deal 1 damage to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orked Lightn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Deal 2 damage to 2 random enemy minions.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Lightning Bol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. Overload: (1)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n enemy character and Freeze i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character +3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ncestral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“Deathrattle: Resummon this minion.”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itality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4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ackl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-6 damage. Overload: (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incarn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, then return it to life with full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rmforged Axe</text:p>
          </table:table-cell>
          <table:table-cell office:value-type="string">
            <text:p>WEAP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verload: (1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fu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Windfur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ar Sigh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a card. That card costs (3) le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Lava Burs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5 damage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-3 damage to all enemy minions. Overload: (2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Unbound Elementa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you play a card with Overload, gain +1/+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cestor's C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random minion from each player's hand into the battlefiel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iltfin Spiritwalker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henever another friendly Murloc dies, draw a card. Overload: (1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unemaul Shaman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Windfury, Overload: (1). 50% chance to attack the wrong enemy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speak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Give a friendly minion Windfury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Doomhammer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indfury,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Earth Elemental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aunt, Overload: (3)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oodlus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ive your minions +3 Attack this tur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Neptulo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Add 4 random Murlocs to your hand. Overload: (3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table:number-columns-repeated="2"/>
          <table:table-cell office:value-type="string">
            <text:p>Healing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 the end of your turn, restore 1 Health to all friendly minions.</text:p>
          </table:table-cell>
        </table:table-row>
        <table:table-row table:style-name="ro2">
          <table:table-cell table:number-columns-repeated="2"/>
          <table:table-cell office:value-type="string">
            <text:p>Searing Totem</text:p>
          </table:table-cell>
          <table:table-cell office:value-type="string">
            <text:p>Totem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oneclaw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2">
          <table:table-cell table:number-columns-repeated="2"/>
          <table:table-cell office:value-type="string">
            <text:p>Wrath of Air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lock" table:style-name="ta1">
        <table:table-column table:style-name="co14" table:default-cell-style-name="ce26"/>
        <table:table-column table:style-name="co10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50" table:default-cell-style-name="Default"/>
        <table:table-row table:style-name="ro1">
          <table:table-cell table:style-name="ce25" office:value-type="string" calcext:value-type="string">
            <text:p>Owned</text:p>
          </table:table-cell>
          <table:table-cell table:style-name="ce25" office:value-type="string" calcext:value-type="string">
            <text:p>Rarity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Race</text:p>
          </table:table-cell>
          <table:table-cell table:style-name="ce25" office:value-type="string" calcext:value-type="string">
            <text:p>Mana</text:p>
          </table:table-cell>
          <table:table-cell table:style-name="ce25" office:value-type="string" calcext:value-type="string">
            <text:p>Attack</text:p>
          </table:table-cell>
          <table:table-cell table:style-name="ce25" office:value-type="string" calcext:value-type="string">
            <text:p>Health</text:p>
          </table:table-cell>
          <table:table-cell table:style-name="ce25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crificial Pac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troy a Demon. Restore 5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At the end of your turn, give another random friendly minion +1 Health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n enemy minion. At the start of your turn, destroy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bomb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monfi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's a friendly Demon, give it +2/+2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tress of Pai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this minion takes damage, restore that much Health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uccubus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iscard a random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. Restore 2 Health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Battlecry: Destroy one of your Mana crystal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ense Demon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t 2 random Demons from your deck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4 damage to a minio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oid Terror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Destroy the minions on either side of this minion and gain their Attack and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 Cannon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 non-Mech minion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-los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-4 damage to a minion. Summon a 1/1 imp for each damage deal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Deal 5 damage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 friendly minion and deal its Attack damage to all enemy minion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ummoning Por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 minions cost (2) less, but not less than (1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Put a random Demon from your hand into the battlefiel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ane of Doom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 character. If that kills it, summon a random Dem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emonhear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. If it's a friendly Demon, give it +5/+5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oom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. Battlecry: Discard two random cards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loating Watcher</text:p>
          </table:table-cell>
          <table:table-cell office:value-type="string" calcext:value-type="string">
            <text:p>Dem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r hero takes damage on your turn, gain +2/+2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ima Golem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t the end of each turn, destroy this minion if it's your only one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ead Infernal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Deal 1 damage to ALL other character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phon Soul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stroy a minion. Restore 3 Health to your hero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wisting Nether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stroy all minion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d Jaraxxus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lecry: Destroy your hero and replace it with Lord Jaraxxu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'Ganis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other Demons have +2/+2. Your hero is Immune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arrior" table:style-name="ta1">
        <table:table-column table:style-name="co14" table:default-cell-style-name="ce30"/>
        <table:table-column table:style-name="co10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44" table:default-cell-style-name="Default"/>
        <table:table-row table:style-name="ro1">
          <table:table-cell table:style-name="ce29" office:value-type="string" calcext:value-type="string">
            <text:p>Owned</text:p>
          </table:table-cell>
          <table:table-cell table:style-name="ce29" office:value-type="string" calcext:value-type="string">
            <text:p>Rarity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Race</text:p>
          </table:table-cell>
          <table:table-cell table:style-name="ce29" office:value-type="string" calcext:value-type="string">
            <text:p>Mana</text:p>
          </table:table-cell>
          <table:table-cell table:style-name="ce29" office:value-type="string" calcext:value-type="string">
            <text:p>Attack</text:p>
          </table:table-cell>
          <table:table-cell table:style-name="ce29" office:value-type="string" calcext:value-type="string">
            <text:p>Health</text:p>
          </table:table-cell>
          <table:table-cell table:style-name="ce29" office:value-type="string" calcext:value-type="string">
            <text:p>Eff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nner Rag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 to a minion and give it +2 Atta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damaged enemy mini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ield Sla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 for each Armor you hav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Upgrade!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f you have a weapon, give it +1/+1. Otherwise equip a 1/3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arbo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1 Attack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LL enemi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mor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friendly minion takes damage, gain 1 Armor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Battle R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 for each damaged friendly character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two random enemy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ommanding Shou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our minions can't be reduced below 1 Health this turn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ruel Taskmast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Deal 1 damage to a minion and give it +2 Attack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ery War Axe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roic Strik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your hero +4 Attack this tur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damaged minion +3/+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 survives, draw a car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Bouncing Blad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 random minion. Repeat until a minion die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friendly minion +2 Attack and Char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Frothing Berserk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minion takes damage, gain +1 Atta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Ogre Warmaul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ield Blo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5 Armor. Draw a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rsong Comma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inion with 3 or less Attack, give it Char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athi Weaponsmit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Equip a 2/2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th's Bit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Deal 1 damage to all minions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or'kron Elit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ortal Strik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. If you have 12 or less Health, deal 6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crewjank Clunker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 friendly Mech +2/+2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ite Reaper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raw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ege Engine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henever you gain Armor, give this minion +1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Iron Juggernau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huffle a Mine into your opponent's deck. When Drawn, it explodes for 10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hieldmaid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ain 5 Armor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stroy a minion. If you have a damaged minion, this costs (4) les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orehowl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Grommash Hellscrea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ge, Enrage: +6 attack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1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1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1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1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1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1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1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1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1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1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ll.A1:All.H231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1" table:target-range-address="Druid.A1:Druid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2" table:target-range-address="Hunter.A1:Hunter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3" table:target-range-address="Mage.A1:Mag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4" table:target-range-address="Paladin.A1:Paladin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5" table:target-range-address="Priest.A1:Priest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6" table:target-range-address="Rogue.A1:Rogu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7" table:target-range-address="Shaman.A1:Shaman.H35">
          <table:sort>
            <table:sort-by table:field-number="4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8" table:target-range-address="Warlock.A1:Warlock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9" table:target-range-address="Warrior.A1:Warrior.H35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 style:data-style-name="N2" text:time-value="0000-00-00T00:00:01.014384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14T22:11:28.357917263</dc:date>
    <meta:editing-duration>P5DT3H16M50S</meta:editing-duration>
    <meta:editing-cycles>22</meta:editing-cycles>
    <meta:generator>LibreOffice/4.1.3.2$Linux_x86 LibreOffice_project/410m0$Build-2</meta:generator>
    <dc:creator>josh </dc:creator>
    <meta:document-statistic meta:table-count="11" meta:cell-count="3717" meta:object-count="0"/>
  </office:meta>
</office:document-meta>
</file>